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P6" style:family="paragraph" style:parent-style-name="Heading_20_1">
      <style:text-properties officeooo:paragraph-rsid="001f08e7"/>
    </style:style>
    <style:style style:name="T1" style:family="text">
      <style:text-properties officeooo:rsid="002002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List of <text:span text:style-name="T1">Tables</text:span></text:h>
      <text:table-index text:style-name="Sect1" text:name="Index of Tables1">
        <text:table-index-source text:caption-sequence-name="Table" text:caption-sequence-format="text">
          <text:index-title-template text:style-name="Table_20_index_20_heading"/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p text:style-name="Text_20_body"/>
        </text:index-body>
      </text:table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2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3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6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2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5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6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3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2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3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3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5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2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6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1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5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6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09-11T14:47:29.591722292</dc:date>
    <dc:creator>David Snow</dc:creator>
    <meta:editing-duration>PT3M19S</meta:editing-duration>
    <meta:editing-cycles>5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5" meta:word-count="20" meta:character-count="47" meta:non-whitespace-character-count="43"/>
  </office:meta>
</office:document-meta>
</file>